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2020aa" officeooo:paragraph-rsid="002020aa"/>
    </style:style>
    <style:style style:name="P3" style:family="paragraph" style:parent-style-name="Standard">
      <style:text-properties officeooo:rsid="001eee29" officeooo:paragraph-rsid="001e2f4a" fo:background-color="#81d41a"/>
    </style:style>
    <style:style style:name="P4" style:family="paragraph" style:parent-style-name="Standard">
      <style:text-properties officeooo:rsid="00218d44" officeooo:paragraph-rsid="00218d44"/>
    </style:style>
    <style:style style:name="P5" style:family="paragraph" style:parent-style-name="Standard" style:list-style-name="L1">
      <style:text-properties officeooo:rsid="00218d44" officeooo:paragraph-rsid="00218d44"/>
    </style:style>
    <style:style style:name="P6" style:family="paragraph" style:parent-style-name="Standard" style:list-style-name="L1">
      <style:text-properties officeooo:rsid="00218d44" officeooo:paragraph-rsid="0027624a"/>
    </style:style>
    <style:style style:name="P7" style:family="paragraph" style:parent-style-name="Standard" style:list-style-name="L1">
      <style:text-properties officeooo:rsid="0021e4ec" officeooo:paragraph-rsid="0027624a"/>
    </style:style>
    <style:style style:name="P8" style:family="paragraph" style:parent-style-name="Standard" style:list-style-name="L1">
      <style:text-properties officeooo:rsid="00236204" officeooo:paragraph-rsid="0027624a"/>
    </style:style>
    <style:style style:name="P9" style:family="paragraph" style:parent-style-name="Standard">
      <style:text-properties officeooo:rsid="0027624a" officeooo:paragraph-rsid="0027624a"/>
    </style:style>
    <style:style style:name="P1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text-properties officeooo:paragraph-rsid="0027624a"/>
    </style:style>
    <style:style style:name="P12" style:family="paragraph" style:parent-style-name="Standard">
      <style:text-properties officeooo:paragraph-rsid="0028af15"/>
    </style:style>
    <style:style style:name="T1" style:family="text">
      <style:text-properties style:use-window-font-color="true" loext:opacity="0%" fo:font-weight="bold" officeooo:rsid="0023d3ab" fo:background-color="#00a933" loext:char-shading-value="0" style:font-weight-asian="bold" style:font-weight-complex="bold"/>
    </style:style>
    <style:style style:name="T2" style:family="text">
      <style:text-properties style:use-window-font-color="true" loext:opacity="0%" fo:font-weight="bold" officeooo:rsid="0027624a" fo:background-color="#00a933" loext:char-shading-value="0" style:font-weight-asian="bold" style:font-weight-complex="bold"/>
    </style:style>
    <style:style style:name="T3" style:family="text">
      <style:text-properties officeooo:rsid="0025c7a4"/>
    </style:style>
    <style:style style:name="T4" style:family="text">
      <style:text-properties officeooo:rsid="0027624a"/>
    </style:style>
    <style:style style:name="T5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6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2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7624a" fo:background-color="transparent" loext:char-shading-value="0" loext:padding="0in" loext:border="none"/>
    </style:style>
    <style:style style:name="T13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8af15" fo:background-color="transparent" loext:char-shading-value="0" loext:padding="0in" loext:border="none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loext:opacity="0%" style:font-name="source-code-pro" fo:font-size="12pt" fo:letter-spacing="normal" fo:font-style="normal" fo:font-weight="normal" officeooo:rsid="0028af15" fo:background-color="transparent" loext:char-shading-value="0" loext:padding="0in" loext:border="none"/>
    </style:style>
    <style:style style:name="T16" style:family="text">
      <style:text-properties fo:font-variant="normal" fo:text-transform="none" style:use-window-font-color="true" loext:opacity="0%" style:font-name="source-code-pro" fo:font-size="12pt" fo:letter-spacing="normal" fo:font-style="normal" fo:font-weight="normal" officeooo:rsid="0028af15" fo:background-color="#00a933" loext:char-shading-value="0" loext:padding="0in" loext:border="none"/>
    </style:style>
    <style:style style:name="T17" style:family="text">
      <style:text-properties fo:font-variant="normal" fo:text-transform="none" style:use-window-font-color="true" loext:opacity="0%" style:font-name="source-code-pro" fo:font-size="12pt" fo:letter-spacing="normal" fo:font-style="normal" fo:font-weight="normal" officeooo:rsid="0028af15" fo:background-color="#00a933" loext:char-shading-value="0" loext:padding="0in" loext:border="none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7624a" fo:background-color="transparent" loext:char-shading-value="0" loext:padding="0in" loext:border="none"/>
    </style:style>
    <style:style style:name="T1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2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#00a933" loext:char-shading-value="0" loext:padding="0in" loext:border="none"/>
    </style:style>
    <style:style style:name="T21" style:family="text">
      <style:text-properties fo:font-variant="normal" fo:text-transform="none" fo:color="#d4d4d4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2" style:family="text">
      <style:text-properties fo:font-variant="normal" fo:text-transform="none" fo:color="#9cdcfe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3" style:family="text">
      <style:text-properties fo:font-variant="normal" fo:text-transform="none" fo:color="#ce9178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I called the component table <text:span text:style-name="T3">on App.vue</text:span> with </text:p>
      <text:p text:style-name="P2">&lt;Table /&gt;</text:p>
      <text:p text:style-name="P2"/>
      <text:p text:style-name="P4">Questions for Alex</text:p>
      <text:list xml:id="list16139402" text:style-name="L1">
        <text:list-item>
          <text:p text:style-name="P5">1-How to import Google font to vue.js. <text:span text:style-name="T1">I did it</text:span></text:p>
        </text:list-item>
        <text:list-item>
          <text:p text:style-name="P7">2-How to add SASS to vue.js <text:span text:style-name="T2">Done with Alex. Explanation below</text:span></text:p>
        </text:list-item>
        <text:list-item>
          <text:p text:style-name="P6">2-How would be the space filter <text:span text:style-name="T2">Done</text:span></text:p>
        </text:list-item>
        <text:list-item>
          <text:p text:style-name="P8">Why do we use includes in the filter? <text:span text:style-name="T2">Done</text:span></text:p>
        </text:list-item>
      </text:list>
      <text:p text:style-name="P4"/>
      <text:p text:style-name="P4"/>
      <text:p text:style-name="P1"/>
      <text:p text:style-name="P9">How we add Sass to the vue js project.</text:p>
      <text:p text:style-name="P11"><text:span text:style-name="T4">In the style block we added </text:span><text:span text:style-name="T5">&lt;</text:span><text:span text:style-name="T6">style</text:span><text:span text:style-name="T7"> </text:span><text:span text:style-name="T9">scoped</text:span><text:span text:style-name="T7"> </text:span><text:span text:style-name="T9">lang</text:span><text:span text:style-name="T7">=</text:span><text:span text:style-name="T11">"scss"</text:span><text:span text:style-name="T5">&gt;</text:span></text:p>
      <text:p text:style-name="P9"/>
      <text:p text:style-name="P9">With the npm utility we installed sass with: npm install sass,</text:p>
      <text:p text:style-name="P9">That did not work so we updated the packages with: npm update</text:p>
      <text:p text:style-name="P11"><text:span text:style-name="T4">It continued to throw the same error so, we installed </text:span><text:span text:style-name="Source_20_Text"><text:span text:style-name="T12">npm install -D sass-loader node-sass</text:span></text:span></text:p>
      <text:p text:style-name="P12"><text:span text:style-name="Source_20_Text"><text:span text:style-name="T18">Th</text:span></text:span><text:span text:style-name="Source_20_Text"><text:span text:style-name="T19">at threw another error, so we tried with: <text:s/></text:span></text:span><text:span text:style-name="Source_20_Text"><text:span text:style-name="T12">npm install -D sass-loader</text:span></text:span></text:p>
      <text:p text:style-name="P12"><text:span text:style-name="Source_20_Text"><text:span text:style-name="T18">Th</text:span></text:span><text:span text:style-name="Source_20_Text"><text:span text:style-name="T19">at threw another error, so we forced installing with: <text:s/></text:span></text:span><text:span text:style-name="Source_20_Text"><text:span text:style-name="T12">npm install -D sass-loader --</text:span></text:span><text:span text:style-name="Source_20_Text"><text:span text:style-name="T13">force</text:span></text:span></text:p>
      <text:p text:style-name="P12"><text:span text:style-name="Source_20_Text"><text:span text:style-name="T19">So in the package.json we changed the properties to</text:span></text:span><text:span text:style-name="Source_20_Text"><text:span text:style-name="T13"> </text:span></text:span><text:span text:style-name="Source_20_Text"><text:span text:style-name="T22">"node-sass"</text:span></text:span><text:span text:style-name="Source_20_Text"><text:span text:style-name="T21">: </text:span></text:span><text:span text:style-name="Source_20_Text"><text:span text:style-name="T23">"^6"</text:span></text:span><text:span text:style-name="Source_20_Text"><text:span text:style-name="T21">,</text:span></text:span></text:p>
      <text:p text:style-name="P10"><text:span text:style-name="T8">"sass-loader"</text:span>: <text:span text:style-name="T10">"^10"</text:span></text:p>
      <text:p text:style-name="P12"><text:span text:style-name="Source_20_Text"><text:span text:style-name="T13"/></text:span></text:p>
      <text:p text:style-name="P12"><text:span text:style-name="Source_20_Text"><text:span text:style-name="T19">Then we ran</text:span></text:span><text:span text:style-name="Source_20_Text"><text:span text:style-name="T14"> </text:span></text:span><text:span text:style-name="Source_20_Text"><text:span text:style-name="T13">npm install </text:span></text:span></text:p>
      <text:p text:style-name="P12"><text:span text:style-name="Source_20_Text"><text:span text:style-name="T19">and</text:span></text:span><text:span text:style-name="Source_20_Text"><text:span text:style-name="T13"> npm run serve </text:span></text:span></text:p>
      <text:p text:style-name="P12"><text:span text:style-name="Source_20_Text"><text:span text:style-name="T19">and</text:span></text:span><text:span text:style-name="Source_20_Text"><text:span text:style-name="T13"> </text:span></text:span><text:span text:style-name="Source_20_Text"><text:span text:style-name="T20">it worke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2-03T11:28:48.219456112</dc:date>
    <meta:editing-duration>PT1H28M43S</meta:editing-duration>
    <meta:editing-cycles>7</meta:editing-cycles>
    <meta:generator>LibreOffice/7.1.7.2$Linux_X86_64 LibreOffice_project/10$Build-2</meta:generator>
    <meta:document-statistic meta:table-count="0" meta:image-count="0" meta:object-count="0" meta:page-count="1" meta:paragraph-count="19" meta:word-count="162" meta:character-count="878" meta:non-whitespace-character-count="735"/>
  </office:meta>
</office:document-meta>
</file>